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2" calcext:value-type="float">
            <text:p>22</text:p>
          </table:table-cell>
          <table:table-cell office:value-type="float" office:value="56.96" calcext:value-type="float">
            <text:p>56.96</text:p>
          </table:table-cell>
          <table:table-cell office:value-type="float" office:value="1139" calcext:value-type="float">
            <text:p>1139</text:p>
          </table:table-cell>
          <table:table-cell table:formula="of:=[.E2]+[.F2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59" calcext:value-type="float">
            <text:p>1159</text:p>
          </table:table-cell>
          <table:table-cell table:formula="of:=[.E3]+[.F3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SmartMonday 2/10</text:p>
          </table:table-cell>
          <table:table-cell office:value-type="float" office:value="-34.85" calcext:value-type="float">
            <text:p>-34.85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Nouilles x15</text:p>
          </table:table-cell>
          <table:table-cell office:value-type="float" office:value="-11.96" calcext:value-type="float">
            <text:p>-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12.19" calcext:value-type="float">
            <text:p>1112.19</text:p>
          </table:table-cell>
          <table:table-cell table:formula="of:=[.E5]+[.F5]" office:value-type="float" office:value="1149.15" calcext:value-type="float">
            <text:p>1149.15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149.15" calcext:value-type="float">
            <text:p>1149.15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Linsfa/Kevin</text:p>
          </table:table-cell>
          <table:table-cell office:value-type="string" calcext:value-type="string">
            <text:p>Ardoise</text:p>
          </table:table-cell>
          <table:table-cell office:value-type="float" office:value="11.96" calcext:value-type="float">
            <text:p>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6]+[.F6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40" calcext:value-type="float">
            <text:p>40</text:p>
          </table:table-cell>
          <table:table-cell office:value-type="float" office:value="76.96" calcext:value-type="float">
            <text:p>76.96</text:p>
          </table:table-cell>
          <table:table-cell office:value-type="float" office:value="1124.15" calcext:value-type="float">
            <text:p>1124.15</text:p>
          </table:table-cell>
          <table:table-cell table:formula="of:=[.E7]+[.F7]" office:value-type="float" office:value="1201.11" calcext:value-type="float">
            <text:p>1201.11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201.11" calcext:value-type="float">
            <text:p>120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</text:p>
          </table:table-cell>
          <table:table-cell office:value-type="float" office:value="-39.45" calcext:value-type="float">
            <text:p>-39.45</text:p>
          </table:table-cell>
          <table:table-cell office:value-type="float" office:value="37.51" calcext:value-type="float">
            <text:p>37.51</text:p>
          </table:table-cell>
          <table:table-cell office:value-type="float" office:value="1124.15" calcext:value-type="float">
            <text:p>1124.15</text:p>
          </table:table-cell>
          <table:table-cell table:formula="of:=[.E8]+[.F8]" office:value-type="float" office:value="1161.66" calcext:value-type="float">
            <text:p>1161.6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161.66" calcext:value-type="float">
            <text:p>1161.66</text:p>
          </table:table-cell>
          <table:table-cell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9T18:18:39.000601776</dc:date>
    <meta:editing-duration>PT43M55S</meta:editing-duration>
    <meta:editing-cycles>5</meta:editing-cycles>
    <meta:document-statistic meta:table-count="1" meta:cell-count="73" meta:object-count="0"/>
  </office:meta>
</office:document-meta>
</file>